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fc9" officeooo:paragraph-rsid="0015bfc9"/>
    </style:style>
    <style:style style:name="P2" style:family="paragraph" style:parent-style-name="Standard">
      <style:text-properties officeooo:rsid="00179273" officeooo:paragraph-rsid="00179273"/>
    </style:style>
    <style:style style:name="P3" style:family="paragraph" style:parent-style-name="Standard">
      <style:text-properties officeooo:rsid="00203e0d" officeooo:paragraph-rsid="00203e0d"/>
    </style:style>
    <style:style style:name="P4" style:family="paragraph" style:parent-style-name="Standard">
      <style:text-properties officeooo:rsid="0021a8a7" officeooo:paragraph-rsid="0021a8a7"/>
    </style:style>
    <style:style style:name="P5" style:family="paragraph" style:parent-style-name="Standard">
      <style:text-properties officeooo:rsid="0024d146" officeooo:paragraph-rsid="0024d146"/>
    </style:style>
    <style:style style:name="T1" style:family="text">
      <style:text-properties officeooo:rsid="00203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 fitting underpredicted abundances with the current Ri fit</text:p>
      <text:p text:style-name="P1">Predict agar and mucin abundances using fitted R<text:span text:style-name="T1">i</text:span></text:p>
      <text:p text:style-name="P1"/>
      <text:p text:style-name="P3">keystone species</text:p>
      <text:p text:style-name="P5">keystone resources</text:p>
      <text:p text:style-name="P4">Plot trajectory of all specie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10:36:59.857546432</meta:creation-date>
    <dc:date>2023-05-24T16:15:25.189613710</dc:date>
    <meta:editing-duration>PT5H38M2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6" meta:character-count="175" meta:non-whitespace-character-count="153"/>
  </office:meta>
</office:document-meta>
</file>